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94c" officeooo:paragraph-rsid="000d994c"/>
    </style:style>
    <style:style style:name="P2" style:family="paragraph" style:parent-style-name="Standard">
      <style:text-properties officeooo:rsid="000e6ced" officeooo:paragraph-rsid="000e6ced"/>
    </style:style>
    <style:style style:name="P3" style:family="paragraph" style:parent-style-name="Standard">
      <style:text-properties officeooo:rsid="000e6ced" officeooo:paragraph-rsid="000f4dc6"/>
    </style:style>
    <style:style style:name="P4" style:family="paragraph" style:parent-style-name="Standard">
      <style:text-properties officeooo:rsid="0010de87" officeooo:paragraph-rsid="0010de87"/>
    </style:style>
    <style:style style:name="P5" style:family="paragraph" style:parent-style-name="Standard">
      <style:text-properties officeooo:rsid="001255c4" officeooo:paragraph-rsid="001255c4"/>
    </style:style>
    <style:style style:name="T1" style:family="text">
      <style:text-properties officeooo:rsid="000e6ced"/>
    </style:style>
    <style:style style:name="T2" style:family="text">
      <style:text-properties officeooo:rsid="000f4dc6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1255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fficher toutes les gare</text:p>
      <text:p text:style-name="P1">2) menu déroulant avec toutes les gares + barre de recherche pour une <text:s/>gare spécifique/<text:span text:style-name="T4">code postale</text:span></text:p>
      <text:p text:style-name="P1">3) afficher les données des gares en cliquant dessus :</text:p>
      <text:p text:style-name="P1"><text:tab/>nom de la gare</text:p>
      <text:p text:style-name="P1"><text:tab/>adresse</text:p>
      <text:p text:style-name="P1"><text:tab/>heure d’ouverture/fermeture</text:p>
      <text:p text:style-name="P5">ouvert souvent ou pas</text:p>
      <text:p text:style-name="P1"><text:tab/>fréquentation :</text:p>
      <text:p text:style-name="P1"><text:tab/><text:tab/>par année</text:p>
      <text:p text:style-name="P1"><text:tab/><text:tab/>par jour</text:p>
      <text:p text:style-name="P1"><text:tab/><text:tab/>par heure</text:p>
      <text:p text:style-name="P1"><text:tab/><text:tab/>par max</text:p>
      <text:p text:style-name="P1"><text:tab/><text:tab/>voyageur/non voyageur</text:p>
      <text:p text:style-name="P1"><text:tab/><text:span text:style-name="T1">baromètre satisfaction client</text:span></text:p>
      <text:p text:style-name="P2"><text:tab/>équipement wifi</text:p>
      <text:p text:style-name="P2"><text:tab/>niveau de propreté</text:p>
      <text:p text:style-name="P1"><text:tab/>livraison marchandise : oui/non</text:p>
      <text:p text:style-name="P2"><text:tab/>équipement d’accessibilité</text:p>
      <text:p text:style-name="P2">4) nombre de gares par ville</text:p>
      <text:p text:style-name="P2"/>
      <text:p text:style-name="P2"/>
      <text:p text:style-name="P2"/>
      <text:p text:style-name="P2">intervalles :</text:p>
      <text:p text:style-name="P2"><text:tab/>0-5000</text:p>
      <text:p text:style-name="P2"><text:tab/>5000-15 000</text:p>
      <text:p text:style-name="P2"><text:tab/>15000-<text:span text:style-name="T2">45 000</text:span></text:p>
      <text:p text:style-name="P2"><text:tab/><text:span text:style-name="T2">45 </text:span>000-<text:span text:style-name="T2">135 </text:span>000</text:p>
      <text:p text:style-name="P2"><text:tab/><text:span text:style-name="T2">135 </text:span>000-<text:span text:style-name="T2">405 </text:span>000</text:p>
      <text:p text:style-name="P2"><text:tab/><text:span text:style-name="T2">405 </text:span>000-<text:span text:style-name="T2">1 215 </text:span>000</text:p>
      <text:p text:style-name="P2"><text:tab/><text:span text:style-name="T2">1 215 </text:span>000-<text:span text:style-name="T2">3 645 </text:span>000</text:p>
      <text:p text:style-name="P2"><text:tab/><text:span text:style-name="T2">3 645 </text:span>000- <text:span text:style-name="T2">10 935 000</text:span></text:p>
      <text:p text:style-name="P2"><text:tab/><text:span text:style-name="T2">10 935 000-32 805 000</text:span></text:p>
      <text:p text:style-name="P3"><text:tab/> <text:span text:style-name="T2">32 805 000- 98 415 000</text:span></text:p>
      <text:p text:style-name="P2"><text:tab/><text:span text:style-name="T2">98 415 000 – 295 245 000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4"><text:span text:style-name="T3">à faire : </text:span></text:p>
      <text:p text:style-name="P4"><text:span text:style-name="T3"><text:tab/>fusionner fichiers pour les adresses</text:span></text:p>
      <text:p text:style-name="P4"><text:span text:style-name="T3"><text:tab/>regrouper les accessibilité</text:span></text:p>
      <text:p text:style-name="P4"><text:span text:style-name="T3"><text:tab/>faire un seul fichier avec toutes les données des gares :</text:span></text:p>
      <text:p text:style-name="P4"><text:span text:style-name="T3"><text:tab/><text:tab/>adresses</text:span></text:p>
      <text:p text:style-name="P4"><text:span text:style-name="T3"><text:tab/><text:tab/>horraires</text:span></text:p>
      <text:p text:style-name="P4"><text:span text:style-name="T3"><text:tab/><text:tab/>équipements d’accesiblité</text:span></text:p>
      <text:p text:style-name="P4"><text:span text:style-name="T3"><text:tab/></text:span></text:p>
      <text:p text:style-name="P4"><text:span text:style-name="T3"/></text:p>
      <text:p text:style-name="P4"><text:span text:style-name="T3"><text:tab/>(satisfaction client)</text:span></text:p>
      <text:p text:style-name="P4"><text:span text:style-name="T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9:21:49.419579807</meta:creation-date>
    <dc:date>2024-12-18T10:34:07.357796916</dc:date>
    <meta:editing-duration>PT5M4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41" meta:word-count="147" meta:character-count="896" meta:non-whitespace-character-count="742"/>
  </office:meta>
</office:document-meta>
</file>